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82b3c" officeooo:paragraph-rsid="00182b3c"/>
    </style:style>
    <style:style style:name="P2" style:family="paragraph" style:parent-style-name="Heading_20_1">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Standard">
      <style:text-properties officeooo:paragraph-rsid="000ba2a8"/>
    </style:style>
    <style:style style:name="P5" style:family="paragraph" style:parent-style-name="Standard">
      <style:text-properties fo:language="en" fo:country="US" officeooo:rsid="000b5b3f" officeooo:paragraph-rsid="000b5b3f"/>
    </style:style>
    <style:style style:name="P6" style:family="paragraph" style:parent-style-name="Standard">
      <style:text-properties fo:language="en" fo:country="US" officeooo:rsid="000b5b3f" officeooo:paragraph-rsid="000ba2a8"/>
    </style:style>
    <style:style style:name="P7" style:family="paragraph" style:parent-style-name="Standard">
      <style:text-properties fo:language="en" fo:country="US" officeooo:paragraph-rsid="000d1f19"/>
    </style:style>
    <style:style style:name="P8" style:family="paragraph" style:parent-style-name="Standard">
      <style:text-properties fo:language="en" fo:country="US" officeooo:rsid="000ba2a8" officeooo:paragraph-rsid="000ba2a8"/>
    </style:style>
    <style:style style:name="P9" style:family="paragraph" style:parent-style-name="Standard">
      <style:text-properties fo:language="en" fo:country="US" fo:font-weight="bold" officeooo:rsid="0015d9b0" officeooo:paragraph-rsid="0015d9b0" style:font-weight-asian="bold" style:font-weight-complex="bold"/>
    </style:style>
    <style:style style:name="P10" style:family="paragraph" style:parent-style-name="Standard">
      <style:text-properties fo:language="en" fo:country="US" fo:font-weight="bold" officeooo:rsid="00157694" officeooo:paragraph-rsid="00157694" style:font-weight-asian="bold" style:font-weight-complex="bold"/>
    </style:style>
    <style:style style:name="P11" style:family="paragraph" style:parent-style-name="Standard">
      <style:text-properties fo:language="en" fo:country="US" officeooo:rsid="000d1f19" officeooo:paragraph-rsid="000d1f19"/>
    </style:style>
    <style:style style:name="P12" style:family="paragraph" style:parent-style-name="Standard">
      <style:text-properties fo:language="en" fo:country="US" officeooo:paragraph-rsid="0015d9b0"/>
    </style:style>
    <style:style style:name="P13" style:family="paragraph" style:parent-style-name="Standard">
      <style:text-properties fo:language="en" fo:country="US" officeooo:rsid="000f337d" officeooo:paragraph-rsid="000f337d"/>
    </style:style>
    <style:style style:name="P14" style:family="paragraph" style:parent-style-name="Standard">
      <style:text-properties fo:language="en" fo:country="US" officeooo:rsid="000f337d" officeooo:paragraph-rsid="0010ea8b"/>
    </style:style>
    <style:style style:name="P15" style:family="paragraph" style:parent-style-name="Standard">
      <style:text-properties fo:language="en" fo:country="US" officeooo:paragraph-rsid="000f337d"/>
    </style:style>
    <style:style style:name="P16" style:family="paragraph" style:parent-style-name="Standard">
      <style:text-properties fo:language="en" fo:country="US" officeooo:rsid="0010ea8b" officeooo:paragraph-rsid="00119a82"/>
    </style:style>
    <style:style style:name="P17" style:family="paragraph" style:parent-style-name="Standard">
      <style:text-properties fo:language="en" fo:country="US" officeooo:rsid="0010ea8b" officeooo:paragraph-rsid="0010ea8b"/>
    </style:style>
    <style:style style:name="P18" style:family="paragraph" style:parent-style-name="Standard">
      <style:text-properties fo:language="en" fo:country="US" officeooo:paragraph-rsid="00119a82"/>
    </style:style>
    <style:style style:name="P19" style:family="paragraph" style:parent-style-name="Standard">
      <style:text-properties fo:language="en" fo:country="US" officeooo:rsid="0012caa7" officeooo:paragraph-rsid="0012caa7"/>
    </style:style>
    <style:style style:name="P20" style:family="paragraph" style:parent-style-name="Standard">
      <style:text-properties fo:language="en" fo:country="US" officeooo:rsid="00157694" officeooo:paragraph-rsid="00157694"/>
    </style:style>
    <style:style style:name="P21" style:family="paragraph" style:parent-style-name="Standard">
      <style:text-properties fo:language="en" fo:country="US" officeooo:paragraph-rsid="00157694"/>
    </style:style>
    <style:style style:name="P22" style:family="paragraph" style:parent-style-name="Standard">
      <style:text-properties fo:language="en" fo:country="US" officeooo:rsid="0015d9b0" officeooo:paragraph-rsid="0015d9b0"/>
    </style:style>
    <style:style style:name="P23" style:family="paragraph" style:parent-style-name="Standard">
      <style:paragraph-properties fo:break-before="page"/>
      <style:text-properties fo:language="en" fo:country="US" fo:font-weight="bold" officeooo:rsid="0015d9b0" officeooo:paragraph-rsid="0015d9b0" style:font-weight-asian="bold" style:font-weight-complex="bold"/>
    </style:style>
    <style:style style:name="P24" style:family="paragraph" style:parent-style-name="Standard">
      <style:paragraph-properties fo:break-before="page"/>
      <style:text-properties fo:language="en" fo:country="US" officeooo:rsid="000d1f19" officeooo:paragraph-rsid="000d1f19"/>
    </style:style>
    <style:style style:name="P25" style:family="paragraph" style:parent-style-name="Title">
      <style:text-properties fo:language="en" fo:country="US"/>
    </style:style>
    <style:style style:name="T1" style:family="text">
      <style:text-properties officeooo:rsid="000ba2a8"/>
    </style:style>
    <style:style style:name="T2" style:family="text">
      <style:text-properties officeooo:rsid="000d1f19"/>
    </style:style>
    <style:style style:name="T3" style:family="text">
      <style:text-properties officeooo:rsid="000ef213"/>
    </style:style>
    <style:style style:name="T4" style:family="text">
      <style:text-properties officeooo:rsid="000f337d"/>
    </style:style>
    <style:style style:name="T5" style:family="text">
      <style:text-properties officeooo:rsid="0010ea8b"/>
    </style:style>
    <style:style style:name="T6" style:family="text">
      <style:text-properties officeooo:rsid="00119a82"/>
    </style:style>
    <style:style style:name="T7" style:family="text">
      <style:text-properties officeooo:rsid="0012caa7"/>
    </style:style>
    <style:style style:name="T8" style:family="text">
      <style:text-properties officeooo:rsid="0012cb47"/>
    </style:style>
    <style:style style:name="T9" style:family="text">
      <style:text-properties fo:font-weight="bold" style:font-weight-asian="bold" style:font-weight-complex="bold"/>
    </style:style>
    <style:style style:name="T10" style:family="text">
      <style:text-properties fo:font-weight="bold" officeooo:rsid="0010ea8b" style:font-weight-asian="bold" style:font-weight-complex="bold"/>
    </style:style>
    <style:style style:name="T11" style:family="text">
      <style:text-properties fo:font-weight="bold" officeooo:rsid="000f337d" style:font-weight-asian="bold" style:font-weight-complex="bold"/>
    </style:style>
    <style:style style:name="T12" style:family="text">
      <style:text-properties fo:font-weight="bold" officeooo:rsid="00141e0b" style:font-weight-asian="bold" style:font-weight-complex="bold"/>
    </style:style>
    <style:style style:name="T13" style:family="text">
      <style:text-properties fo:font-weight="bold" officeooo:rsid="00157694" style:font-weight-asian="bold" style:font-weight-complex="bold"/>
    </style:style>
    <style:style style:name="T14" style:family="text">
      <style:text-properties fo:font-weight="bold" officeooo:rsid="0015aa8f" style:font-weight-asian="bold" style:font-weight-complex="bold"/>
    </style:style>
    <style:style style:name="T15" style:family="text">
      <style:text-properties fo:font-weight="bold" officeooo:rsid="0015d9b0" style:font-weight-asian="bold" style:font-weight-complex="bold"/>
    </style:style>
    <style:style style:name="T16" style:family="text">
      <style:text-properties officeooo:rsid="00141e0b"/>
    </style:style>
    <style:style style:name="T17" style:family="text">
      <style:text-properties officeooo:rsid="00142da7"/>
    </style:style>
    <style:style style:name="T18" style:family="text">
      <style:text-properties officeooo:rsid="00157694"/>
    </style:style>
    <style:style style:name="T19" style:family="text">
      <style:text-properties officeooo:rsid="0015aa8f"/>
    </style:style>
    <style:style style:name="T20" style:family="text">
      <style:text-properties officeooo:rsid="0017b91a"/>
    </style:style>
    <style:style style:name="T21" style:family="text">
      <style:text-properties fo:language="en" fo:country="US" officeooo:rsid="000b5b3f"/>
    </style:style>
    <style:style style:name="T22" style:family="text">
      <style:text-properties fo:language="en" fo:country="US" officeooo:rsid="0017b91a"/>
    </style:style>
    <style:style style:name="T23" style:family="text">
      <style:text-properties fo:language="en" fo:country="US" officeooo:rsid="000ba2a8"/>
    </style:style>
    <style:style style:name="T24" style:family="text">
      <style:text-properties fo:language="en" fo:country="US" officeooo:rsid="000d1f19"/>
    </style:style>
    <style:style style:name="T25" style:family="text">
      <style:text-properties officeooo:rsid="001826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oftware Serial</text:p>
      <text:p text:style-name="P5"/>
      <text:p text:style-name="P5">For the V1 library from Sparkfun was Software Serial. available, however for the V2 library it is not. I wondered why and decided to adjust the V1 version for V2. I run into a number of issues however, all related to timing. In this document I want to provide some insight into the reasons.</text:p>
      <text:p text:style-name="P5"/>
      <text:p text:style-name="P7"><text:span text:style-name="T2">One of the major issues is that V2 is actually running on MBED. MBED brings a lot of overhead. Not only is the binary code much larger, but there is a lot of house keeping and checking going on in MBED even if all of that is NOT used by the current program. Every microsecond MBED is triggered and doing checks. The impact is that the timing is not as precise as it should be and execution of the code takes longer. While that is in the order of micro-seconds… it impacts any program that is depending on microsecond timing (like Software Serial) <text:s/></text:span></text:p>
      <text:h text:style-name="P2" text:outline-level="1"><text:span text:style-name="T2">S</text:span>ome basics</text:h>
      <text:p text:style-name="P5"/>
      <text:p text:style-name="P4"><text:span text:style-name="T21">A bit is either ‘1’, which represents a </text:span><text:span text:style-name="T22">HIGH</text:span><text:span text:style-name="T21">, or a ‘0’ wh</text:span><text:span text:style-name="T23">ich</text:span><text:span text:style-name="T21"> represents a </text:span><text:span text:style-name="T22">LOW</text:span><text:span text:style-name="T21"> level on the line.</text:span></text:p>
      <text:p text:style-name="P8">In case you have selected “inverse’ it is the opposite, but for this document I do not consider that.</text:p>
      <text:p text:style-name="P6"/>
      <text:p text:style-name="P6">A byte can have multiple characteristics. Most of ha<text:span text:style-name="T1">ve</text:span> 8 data-bits, NO parity bit and 1 stop bit (represented as 8N1). You can also have a combination of less data bits, odd or even parity and 1 or 2 stop bits. For this document I stick to 8N1, <text:span text:style-name="T1">which is the default for the program.</text:span> </text:p>
      <text:p text:style-name="P8"/>
      <text:p text:style-name="P4"><text:span text:style-name="T23">Before sending a byte a start-bit will be sent and thus the line will change from HIGH to </text:span><text:span text:style-name="T22">LOW</text:span><text:span text:style-name="T23">. After that it will sent 8 data-bits which starts will the </text:span><text:span text:style-name="T24">least</text:span><text:span text:style-name="T23"> significant bit (</text:span><text:span text:style-name="T24">L</text:span><text:span text:style-name="T23">SB) first. That is followed by 1 stop bit (HIGH). Each bit takes the same amount of time, so all together a single byte is 10 bits ( start + 8 data + stop)</text:span></text:p>
      <text:p text:style-name="P5"/>
      <text:p text:style-name="P5">Each baudrate is translated in a bit and byte time. A short table below :</text:p>
      <text:p text:style-name="P5"/>
      <text:p text:style-name="P5">baudrate<text:tab/>bit-time<text:tab/><text:span text:style-name="T1">byte-time (8N1)</text:span></text:p>
      <text:p text:style-name="P5">9600<text:tab/><text:tab/>104us<text:tab/><text:tab/><text:span text:style-name="T1">1040us or 1.04mS</text:span></text:p>
      <text:p text:style-name="P5">19200<text:tab/><text:tab/>52us<text:tab/><text:tab/><text:span text:style-name="T1">520us</text:span></text:p>
      <text:p text:style-name="P5">38400<text:tab/><text:tab/>26us<text:tab/><text:tab/><text:span text:style-name="T1">260us</text:span></text:p>
      <text:p text:style-name="P5"/>
      <text:p text:style-name="P5">In order to handle each bit change the program needs to handle the <text:span text:style-name="T2">previous </text:span>bit change within the bit-time. <text:span text:style-name="T2">E</text:span>lse we <text:span text:style-name="T2">are running out of sync between the sender and receiver, dropping a </text:span>bit and thus the byte we sent is incorrect.</text:p>
      <text:p text:style-name="P5"/>
      <text:h text:style-name="P2" text:outline-level="1">Receiving a byte</text:h>
      <text:p text:style-name="P9">Different approach</text:p>
      <text:p text:style-name="P11">In many software serial implementations it detects first the change on RX, start bit, which raises an interrupt. From then on it reads the RX-line every X microseconds until it has received/counted all the expected bits + parity etc. The X-microseconds is depending on the baudrate: 1000000 / baudrate. E.g. with baudrate 9600 will give a bit timing of 1000000/9600 <text:s/>= 104us bit rate and 19200 &gt;&gt; 52us, 38400 &gt;&gt; 26us, 56800 &gt;&gt; 17us, 115200 &gt;&gt; 8us</text:p>
      <text:p text:style-name="P11"><text:soft-page-break/></text:p>
      <text:p text:style-name="P11">This Software Serial implementation however is triggered on every change (low to high or high to low). It will remember the time of the first change, which is subtracted from the time when a new interrupt / change happens on the line. By dividing the time difference with the bit time, you know the number of bits have passed since the last time. It will also remember the level of bit (high or low) after the previous change. So if you are running 9600 baud, the bit time is 104us. If the time delta was 208us, you know 2 bits have passed.</text:p>
      <text:p text:style-name="P11"/>
      <text:p text:style-name="P11">This makes timing better as interrupts get a higher priority on the CPU than a running program timers and there is a time delay between level change on the line and interrupt routine starting.</text:p>
      <text:p text:style-name="P11"/>
      <text:p text:style-name="P9">Timing info</text:p>
      <text:p text:style-name="P11">By setting a interrupt on the receive pin, which triggers either when the line changes from high-to-low OR from low-to-high, an interrupt routine is called. In first instance the interrupts are set and handled through MBED. In the later (and current version) you can select whether to use MBED or bypass MBED and handle directly with the Apollo3 driver. <text:s/></text:p>
      <text:p text:style-name="P11"/>
      <text:p text:style-name="P11">When bypassing MBED, it takes about 18us before a level change on the receive pin to trigger the rxBIT() <text:s/>interrupt routine in Software Serial. In the Apollo3 driver, routine am_gpio_isr(), takes 3.5us to get data, 10us to detect which pin generated the interrupt and another 2.7us to read the information which interrupt routine to call next with the right data. The last uS's are needed to make the call. <text:span text:style-name="T8">I have tried changes to the interrupt routine to reduce the timing, but all changes only led to a longer time. </text:span>Handling the interrupt through MBED will add another 3us as first the MBED interrupt routine is call which than call Software Serial. <text:span text:style-name="T20">(see appendix A)</text:span></text:p>
      <text:p text:style-name="P11"><text:s/></text:p>
      <text:p text:style-name="P11">rxBIT() routine itself takes 3.3us if the level change happened after 1 bit time, 4.6us after 2 bit times, 6.9us after 4 bit times, 7.8us after 5 bits. so about 1.2us for an extra bit <text:span text:style-name="T20">that has passed since the last interrupt</text:span>. This difference is because of the loop on how many bits it needs to register in 'incomingByte'</text:p>
      <text:p text:style-name="P11"/>
      <text:p text:style-name="P11">Say we are running 38400 baud we have to handle within 26us. 26us - 18us = 8us left for this rxBIT() interrupt routine. So if you then receive a byte with 6 consecutive bits, the routine will take about 9us. 18 + 9 = 27us. Then a next line change / bit will have passed.... :-(</text:p>
      <text:p text:style-name="P11"/>
      <text:p text:style-name="P11">Let's use question mark (0x3f) <text:span text:style-name="T20">as example</text:span>. The LSB is sent first so 6 x 1 bit/high followed by 2 x 1 bit/low. At 38400 baud 6 x 26us = 156us then the level changes from high to low for 2 x 26us = 52us. This routine is called 18us after the level change and takes 8.9us. Thus after 27us it returns, BUT as we receive 2 bits we have 52us to complete <text:span text:style-name="T20">before a new interrupt happens</text:span>. Well on-time and we receive the bits and the full character correctly.</text:p>
      <text:p text:style-name="P11"/>
      <text:p text:style-name="P11">The character where this becomes of a problem is DEL (0x7F), because then have 7</text:p>
      <text:p text:style-name="P11">bits/high and only 1 low bit… <text:span text:style-name="T3">not enough time time to handle</text:span></text:p>
      <text:p text:style-name="P11"/>
      <text:p text:style-name="P11"><text:span text:style-name="T3">Most </text:span>readable data can be done on 38400. However when use digital data e.g. from a sensor,</text:p>
      <text:p text:style-name="P11">this can be in the range of 0x0 - 0xff stick to 19200.</text:p>
      <text:p text:style-name="P11"/>
      <text:p text:style-name="P11">On 19200 we have a bit time of 52us to handle.. more than enough time.</text:p>
      <text:p text:style-name="P24"/>
      <text:p text:style-name="P12"><text:span text:style-name="T15">High level description</text:span></text:p>
      <text:p text:style-name="P13">In rxBIT(), as soon as a start-bit has been detected by a change from HIGH to LOW on the pin and no bits received yet, it will set a timer to timeout after 10 byte-time. It will register the start time and wait for the next interrupt. As that next interrupt happens it will calculate the time past and divide that by the bit-time. As such you know how long the line stayed at the current level and thus how many ‘1’ or ‘0’ bits have passed.</text:p>
      <text:p text:style-name="P13"/>
      <text:p text:style-name="P15"><text:span text:style-name="T4">When the byte-time has timed out, in rxEndOfByte() it will translate the byte. It will </text:span><text:span text:style-name="T11">not perform a parity check </text:span><text:span text:style-name="T12">on received byte </text:span><text:span text:style-name="T11">(even if one was set</text:span><text:span text:style-name="T4"> as even or odd) but remove this from the final byte that will be stored in the receive buffer. </text:span></text:p>
      <text:p text:style-name="P11"/>
      <text:h text:style-name="P2" text:outline-level="1">Sending a byte</text:h>
      <text:p text:style-name="P5"/>
      <text:p text:style-name="P14">When a byte is written in a queue and the program is NOT in sending mode already, it will first disable the interrupt for receiving. Timing is critical and Software Serial. <text:span text:style-name="T9">can not handle </text:span><text:span text:style-name="T10">both sending and receiving at the same time</text:span><text:span text:style-name="T5">. If parity is requ</text:span><text:span text:style-name="T16">e</text:span><text:span text:style-name="T5">sted that will be calculated first and then call beginTX().</text:span></text:p>
      <text:p text:style-name="P14"/>
      <text:p text:style-name="P14"><text:span text:style-name="T5">It will set a timer to time-out when a bit-time is passed and set the line LOW to indicate the start-bit.</text:span></text:p>
      <text:p text:style-name="P14"/>
      <text:p text:style-name="P16">When time-out happens it will set the timer again and set the first LSB data-bit (either HIGH or LOW) on the pin. With the next time-out it will repeat : reset the timer and sent the next <text:span text:style-name="T6">until all data bits have been sent. If parity was requested, the parity bit will now be sent else directly the stop-bit will be sent. When done sending the complete byte-sequence, it will check whether there are more bytes pending in the queue and repeat sending if so. </text:span><text:span text:style-name="T17">E</text:span><text:span text:style-name="T6">lse it will re-enable the receive interrupts.</text:span></text:p>
      <text:p text:style-name="P16"/>
      <text:p text:style-name="P18"><text:span text:style-name="T6">Again tim</text:span><text:span text:style-name="T20">ing</text:span><text:span text:style-name="T6"> is critical. At 38400 baud we have to handle each bit within 26us. The issue I run into was when I typed in the bytes on the Serial Monitor and pressed enter, each byte sent by the computer to the Apollo3 board was causing an interrupt and thus MBED was handling the UART input for each byte. That UART handling has a high priority in the interrupt handling order and instead of the 26us it came back after 40uS or 70uS. </text:span><text:span text:style-name="T7">Mostly right with the start-bit, except of the last byte. Like sending 0x61 0xd 0xa.. the 0x61 and 0x0D were in error, while 0x0A was good all the time. </text:span><text:span text:style-name="T6"><text:s/></text:span><text:span text:style-name="T7">Even </text:span><text:span text:style-name="T6">when just sending a byte every 100m</text:span><text:span text:style-name="T25">s</text:span><text:span text:style-name="T6"> from the sketch, that byte </text:span><text:span text:style-name="T7">not received well as around bit 6, it took 3 to 5us longer then the 26us. <text:s/>All this because of MBED ??</text:span><text:span text:style-name="T6"> </text:span></text:p>
      <text:p text:style-name="P16"/>
      <text:p text:style-name="P19">Now MBED has a ticker -function as well, triggered each microsecond and tried to use that. However given the overhead of MBED <text:span text:style-name="T25">code </text:span>only could get it <text:span text:style-name="T25">to trigger only every</text:span> 36us. </text:p>
      <text:p text:style-name="P19"/>
      <text:h text:style-name="P2" text:outline-level="1">Conclusion</text:h>
      <text:p text:style-name="P19"/>
      <text:p text:style-name="P19">The only advice that comes from all this is to use Software Serial. up to 19200 maximum in a stable way. You might be l<text:span text:style-name="T8">ucky receiving only on 38400, but sending </text:span><text:span text:style-name="T17">at that speed </text:span><text:span text:style-name="T8">is pushing your luck. </text:span></text:p>
      <text:h text:style-name="P3" text:outline-level="1">Appendix A: What happens on RX-interrupt? </text:h>
      <text:p text:style-name="P20"/>
      <text:p text:style-name="P20"/>
      <text:p text:style-name="P20">To give you an idea (once the interrupts are set and enabled) when a level change happens on the GPIO, an interrupt happens with the following steps :</text:p>
      <text:p text:style-name="P20"/>
      <text:p text:style-name="P20">1. in gpio_irq_api.c the routine am_gpio_isr() is called.</text:p>
      <text:p text:style-name="P20">2. read the necessary status information from the Apollo3-chip</text:p>
      <text:p text:style-name="P20">3. loop to detect which GPIO pin raised the interrupt.</text:p>
      <text:p text:style-name="P20">4. call the interrupt handler that was set before.(leaving am_gpio_isr() now)</text:p>
      <text:p text:style-name="P20">5. in MBOS-OS the _isrhandler() was set to be used in InterruptIn file. If you use V1 it will call am_gpio_isr() in ap3_gpio.cpp</text:p>
      <text:p text:style-name="P20">6. Here it will check which USER interrupt handler should be called, based on whether the interrupt was raised in FALLING or RISING.</text:p>
      <text:p text:style-name="P20">7. Now the interrupt handler is called in user program ( e.g. Software Serial or sketch).</text:p>
      <text:p text:style-name="P20"/>
      <text:p text:style-name="P20">Step 5 and 6 can be bypassed by setting BYPASS_MBED_INTERRUPT in SoftwareSerial.h</text:p>
      <text:p text:style-name="P20"/>
      <text:p text:style-name="P20"/>
      <text:p text:style-name="P21"><text:span text:style-name="T13">T</text:span><text:span text:style-name="T14">iming</text:span><text:span text:style-name="T13"> on V2.1.1</text:span></text:p>
      <text:p text:style-name="P20">===============</text:p>
      <text:p text:style-name="P20"/>
      <text:p text:style-name="P21"><text:span text:style-name="T18">It takes around 21us between level change on the RX line and the user interrupt handler in Software Serial is called. This is already much faster than V2.0.6 which took 55 us</text:span></text:p>
      <text:p text:style-name="P20"/>
      <text:p text:style-name="P20">level change <text:s text:c="2"/>start step 1 <text:s text:c="3"/>read step 2 <text:s text:c="3"/>loop in step 3 <text:s text:c="4"/>start call step 4 <text:s text:c="5"/>start step 7</text:p>
      <text:p text:style-name="P20"><text:s text:c="29"/>1 <text:s text:c="18"/>+3.5us <text:s text:c="13"/>+10us <text:s text:c="14"/>+3us <text:s text:c="15"/>+3.5us</text:p>
      <text:p text:style-name="P20"><text:s text:c="52"/>4.5 <text:s text:c="16"/>14.5 <text:s text:c="18"/>17.5 <text:s text:c="18"/>21 us</text:p>
      <text:p text:style-name="P20"/>
      <text:p text:style-name="P20">The rxBIT() interrupt routine takes at least 3.3uS and ~1.2us for additional bit-time that passed since last interrupt.</text:p>
      <text:p text:style-name="P20"/>
      <text:p text:style-name="P21"><text:span text:style-name="T18">On 19200 baudrate (with a bit time of </text:span><text:span text:style-name="T25">52</text:span><text:span text:style-name="T18">us) there is enough time to handle the interrupt. But on 38400.. the next bit is </text:span><text:span text:style-name="T19">nearly </text:span><text:span text:style-name="T18">already passing by when the interrupt handler is just called. The timing is getting completely out of sync.</text:span></text:p>
      <text:p text:style-name="P20"/>
      <text:p text:style-name="P10">Same program / measurement / <text:span text:style-name="T19">board</text:span>, but now on V1.2.1</text:p>
      <text:p text:style-name="P20">============================================</text:p>
      <text:p text:style-name="P20">NO step 5 and 6 as it does NOT use MBED</text:p>
      <text:p text:style-name="P20"/>
      <text:p text:style-name="P20">The time between level change and step 1 is close ~1.5us</text:p>
      <text:p text:style-name="P20">* level change <text:s text:c="6"/>start step 1 <text:s text:c="3"/>read step 2 <text:s text:c="3"/>loop in step 3 <text:s text:c="8"/>start step 7</text:p>
      <text:p text:style-name="P20">* <text:s text:c="3"/>0 <text:s text:c="20"/>+1.5us <text:s text:c="11"/>+3.4us <text:s text:c="7"/>+5.6us <text:s text:c="18"/>+1.2us</text:p>
      <text:p text:style-name="P20"><text:s text:c="32"/>1.5 <text:s text:c="15"/>4.9 <text:s text:c="10"/>10.5 <text:s text:c="25"/>11.7us</text:p>
      <text:p text:style-name="P20"/>
      <text:p text:style-name="P17"/>
      <text:p text:style-name="P22">So running interrupt handling on V1 is <text:s/>2x faster than V2</text:p>
      <text:p text:style-name="P23">What is causing this ?</text:p>
      <text:p text:style-name="P22">==========================</text:p>
      <text:p text:style-name="P22"/>
      <text:p text:style-name="P22">Honestly don’t know (yet..)</text:p>
      <text:p text:style-name="P22"/>
      <text:p text:style-name="P22">I thought maybe the clock speed is lower. I have checked the register settings for the clock. In both situations (V1 and V2) they are the same to run 48MHz. I have used CLKOUT to GPIO7 and in both situations it shows 48Mhz on an external scope.</text:p>
      <text:p text:style-name="P22"/>
      <text:p text:style-name="P22">It does not look that V1 is using BURST mode. I see it can be set in the library, but that code is not called from anywhere. I have set it in a sketch and it was enabled without issues, but the timing stayed the same as mentioned above (both V2 and V1).</text:p>
      <text:p text:style-name="P22"/>
      <text:p text:style-name="P22">Is there debug code included that is causing interrupts and delays? I have disabled all the debugging code (removed the -g option from the compiler). <text:s/>NO difference in timing. Only the static library of Mbed became 7.5Mb instead of 60Mb!! No difference in upload size to the ATP board however.</text:p>
      <text:p text:style-name="P22"/>
      <text:p text:style-name="P22">Is the compiled code so much more inefficient that in order to do an C++ level instruction, it needs more assembler code to perform the same action ? I looked at the assembler code that is generated. Not much of a difference. I then adjusted to V1 interrupt handler to match the V2 interrupt handler as much as possible. Still running V1 the interrupt handler it then takes ~6us longer to loop (step 3 mentioned above), but it is not explaining the difference.</text:p>
      <text:p text:style-name="P22"/>
      <text:p text:style-name="P22">Is the FPU (set hard for V1 and soft for V2) of influence? NO... compiled V1 with ‘-mfloat-abi=softfp -mfpu=fpv4-sp-d16’ instead of ‘-mfloat-abi=hard’ … <text:s/>no difference on timing on V1.</text:p>
      <text:p text:style-name="P22"/>
      <text:p text:style-name="P22">Is the RTOS that is running on MBED-OS ? (doesn't look like that)</text:p>
      <text:p text:style-name="P22">Is it some housekeeping in MBED-OS ? (looks to be)</text:p>
      <text:p text:style-name="P22">Is it Systick()? </text:p>
      <text:p text:style-name="P22">is it RTC?</text:p>
      <text:p text:style-name="P22">Is it what ?????</text:p>
      <text:p text:style-name="P22"/>
      <text:p text:style-name="P22">I have no idea yet.. but for now this Software Serial receive stable on 19200 baud on V2.0.X. Maybe in the near future someone with better tools/debugger than I have can find out and maybe provide a solution. Who knows.. maybe I am luck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2b3c" officeooo:paragraph-rsid="00182b3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SoftwareSerial<text:tab/>page <text:page-number text:select-page="current">5</text:page-number><text:s/>of <text:page-count>5</text:page-count><text:tab/>Version : October 202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5T12:57:55.807266621</meta:creation-date>
    <dc:date>2021-10-15T16:07:57.939371202</dc:date>
    <meta:editing-duration>PT1H35M14S</meta:editing-duration>
    <meta:editing-cycles>10</meta:editing-cycles>
    <meta:generator>LibreOffice/6.4.7.2$Linux_X86_64 LibreOffice_project/40$Build-2</meta:generator>
    <meta:document-statistic meta:table-count="0" meta:image-count="0" meta:object-count="0" meta:page-count="5" meta:paragraph-count="83" meta:word-count="2291" meta:character-count="12759" meta:non-whitespace-character-count="10154"/>
  </office:meta>
</office:document-meta>
</file>